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41000001649EAC669F4D0074FA.png" manifest:media-type="image/png"/>
  <manifest:file-entry manifest:full-path="Pictures/10000201000005A0000006800045240A96407123.png" manifest:media-type="image/png"/>
  <manifest:file-entry manifest:full-path="Pictures/100002010000059A000000D81369B12AD4F1725A.png" manifest:media-type="image/png"/>
  <manifest:file-entry manifest:full-path="Pictures/10000201000005E90000013BEC97E294ACDD0A12.png" manifest:media-type="image/png"/>
  <manifest:file-entry manifest:full-path="Pictures/100002010000059A000005192A69451A273FF7A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762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6.916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7.682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9.842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4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.439cm"/>
      <style:paragraph-properties style:writing-mode="lr-tb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06cm" fo:min-width="2.072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306cm" fo:min-width="2.304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0.439cm"/>
      <style:paragraph-properties style:writing-mode="lr-tb"/>
    </style:style>
    <style:style style:name="gr13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15cm" fo:min-width="2.052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1.116cm" fo:min-width="10.81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15cm" fo:min-width="0.997cm" fo:padding-top="0.151cm" fo:padding-bottom="0.151cm" fo:padding-left="0.276cm" fo:padding-right="0.276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2.14cm" svg:height="1.827cm" svg:x="14.247cm" svg:y="0.733cm">
          <draw:image xlink:href="Pictures/100002010000059A000000D81369B12AD4F1725A.png" xlink:type="simple" xlink:show="embed" xlink:actuate="onLoad" loext:mime-type="image/png">
            <text:p/>
          </draw:image>
        </draw:frame>
        <draw:frame draw:style-name="gr1" draw:text-style-name="P1" draw:layer="layout" svg:width="12.14cm" svg:height="11.048cm" svg:x="14.247cm" svg:y="3.586cm">
          <draw:image xlink:href="Pictures/100002010000059A000005192A69451A273FF7A2.png" xlink:type="simple" xlink:show="embed" xlink:actuate="onLoad" loext:mime-type="image/png">
            <text:p/>
          </draw:image>
        </draw:frame>
        <draw:frame draw:style-name="gr2" draw:text-style-name="P1" draw:layer="layout" svg:width="12.046cm" svg:height="2.666cm" svg:x="14.239cm" svg:y="15.386cm">
          <draw:image xlink:href="Pictures/10000201000005E90000013BEC97E294ACDD0A12.png" xlink:type="simple" xlink:show="embed" xlink:actuate="onLoad" loext:mime-type="image/png">
            <text:p/>
          </draw:image>
        </draw:frame>
        <draw:frame draw:style-name="gr1" draw:text-style-name="P1" draw:layer="layout" svg:width="12.191cm" svg:height="14.087cm" svg:x="0.024cm" svg:y="0.786cm">
          <draw:image xlink:href="Pictures/10000201000005A0000006800045240A96407123.png" xlink:type="simple" xlink:show="embed" xlink:actuate="onLoad" loext:mime-type="image/png">
            <text:p/>
          </draw:image>
        </draw:frame>
        <draw:frame draw:style-name="gr3" draw:text-style-name="P3" draw:layer="layout" svg:width="7.843cm" svg:height="0.725cm" svg:x="16.398cm" svg:y="-0.091cm">
          <draw:text-box>
            <text:p text:style-name="P2"><text:span text:style-name="T1">E</text:span><text:span text:style-name="T1">n</text:span><text:span text:style-name="T1">ha</text:span><text:span text:style-name="T1">nc</text:span><text:span text:style-name="T1">ed </text:span><text:span text:style-name="T1">C</text:span><text:span text:style-name="T1">O</text:span><text:span text:style-name="T1">VI</text:span><text:span text:style-name="T1">D </text:span><text:span text:style-name="T1">m</text:span><text:span text:style-name="T1">o</text:span><text:span text:style-name="T1">de</text:span><text:span text:style-name="T1">l</text:span></text:p>
          </draw:text-box>
        </draw:frame>
        <draw:custom-shape draw:style-name="gr4" draw:text-style-name="P4" xml:id="id1" draw:id="id1" draw:layer="layout" svg:width="0.549cm" svg:height="8.422cm" svg:x="12.074cm" svg:y="5.5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4" xml:id="id2" draw:id="id2" draw:layer="layout" svg:width="0.551cm" svg:height="10.702cm" draw:transform="rotate (-3.14159265358979) translate (14.247cm 14.7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" draw:text-style-name="P5" draw:layer="layout" draw:type="line" svg:x1="12.623cm" svg:y1="9.759cm" svg:x2="13.697cm" svg:y2="9.387cm" draw:start-shape="id1" draw:start-glue-point="6" draw:end-shape="id2" draw:end-glue-point="6" svg:d="M12623 9759l1074-372" svg:viewBox="0 0 1075 373">
          <text:p/>
        </draw:connector>
        <draw:connector draw:style-name="gr6" draw:text-style-name="P5" draw:layer="layout" draw:type="line" svg:x1="23.578cm" svg:y1="4.28cm" svg:x2="22.606cm" svg:y2="4.281cm" draw:start-shape="id3" draw:start-glue-point="3" draw:end-shape="id4" draw:end-glue-point="1" svg:d="M23578 4280l-972 1" svg:viewBox="0 0 973 2">
          <text:p/>
        </draw:connector>
        <draw:connector draw:style-name="gr6" draw:text-style-name="P5" draw:layer="layout" draw:type="line" svg:x1="13.697cm" svg:y1="1.826cm" svg:x2="14.292cm" svg:y2="1.829cm" draw:start-shape="id5" draw:start-glue-point="1" draw:end-shape="id6" draw:end-glue-point="3" svg:d="M13697 1826l595 3" svg:viewBox="0 0 596 4">
          <text:p/>
        </draw:connector>
        <draw:frame draw:style-name="gr7" draw:text-style-name="P7" xml:id="id3" draw:id="id3" draw:layer="layout" svg:width="1.018cm" svg:height="0.759cm" svg:x="23.578cm" svg:y="3.901cm">
          <draw:text-box>
            <text:p text:style-name="P6"><text:span text:style-name="T2">(</text:span><text:span text:style-name="T2">b</text:span><text:span text:style-name="T2">)</text:span></text:p>
          </draw:text-box>
        </draw:frame>
        <draw:frame draw:style-name="gr8" draw:text-style-name="P7" xml:id="id5" draw:id="id5" draw:layer="layout" svg:width="1.019cm" svg:height="0.784cm" svg:x="12.678cm" svg:y="1.434cm">
          <draw:text-box>
            <text:p text:style-name="P6"><text:span text:style-name="T2">(a)</text:span></text:p>
          </draw:text-box>
        </draw:frame>
        <draw:frame draw:style-name="gr1" draw:text-style-name="P1" draw:layer="layout" svg:width="11.386cm" svg:height="3.013cm" svg:x="0.024cm" svg:y="15.094cm">
          <draw:image xlink:href="Pictures/1000020100000541000001649EAC669F4D0074FA.png" xlink:type="simple" xlink:show="embed" xlink:actuate="onLoad" loext:mime-type="image/png">
            <text:p/>
          </draw:image>
        </draw:frame>
        <draw:custom-shape draw:style-name="gr9" draw:text-style-name="P4" xml:id="id7" draw:id="id7" draw:layer="layout" svg:width="2.624cm" svg:height="0.608cm" svg:x="5.858cm" svg:y="16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" draw:id="id8" draw:layer="layout" svg:width="2.856cm" svg:height="0.608cm" svg:x="20.192cm" svg:y="16.161cm">
          <text:p/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line-skew="0.28cm" svg:x1="7.17cm" svg:y1="17.335cm" svg:x2="21.62cm" svg:y2="16.769cm" draw:start-shape="id7" draw:start-glue-point="2" draw:end-shape="id8" draw:end-glue-point="2" svg:d="M7170 17335v807h14450v-1373" svg:viewBox="0 0 14451 1374">
          <text:p/>
        </draw:connector>
        <draw:frame draw:style-name="gr12" draw:text-style-name="P7" draw:layer="layout" svg:width="1.016cm" svg:height="0.809cm" svg:x="12.795cm" svg:y="16.565cm">
          <draw:text-box>
            <text:p text:style-name="P6"><text:span text:style-name="T2">(c)</text:span></text:p>
          </draw:text-box>
        </draw:frame>
        <draw:frame draw:style-name="gr3" draw:text-style-name="P3" draw:layer="layout" svg:width="7.843cm" svg:height="0.725cm" svg:x="2.399cm" svg:y="-0.09cm">
          <draw:text-box>
            <text:p text:style-name="P2"><text:span text:style-name="T1">Simplest </text:span><text:span text:style-name="T1">COVID </text:span><text:span text:style-name="T1">model </text:span><text:span text:style-name="T1">(Exercise </text:span><text:span text:style-name="T1">14)</text:span></text:p>
          </draw:text-box>
        </draw:frame>
        <draw:custom-shape draw:style-name="gr13" draw:text-style-name="P4" xml:id="id9" draw:id="id9" draw:layer="layout" svg:width="2.604cm" svg:height="0.417cm" svg:x="16.292cm" svg:y="16.7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6" draw:id="id6" draw:layer="layout" svg:width="11.362cm" svg:height="1.418cm" svg:x="14.292cm" svg:y="1.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10" draw:id="id10" draw:layer="layout" svg:width="2.604cm" svg:height="0.417cm" svg:x="14.922cm" svg:y="6.173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3.794cm" svg:y1="16.95cm" svg:x2="16.292cm" svg:y2="16.95cm" draw:end-shape="id9" draw:end-glue-point="3" svg:d="M13794 16950h2498" svg:viewBox="0 0 2499 1">
          <text:p/>
        </draw:connector>
        <draw:custom-shape draw:style-name="gr15" draw:text-style-name="P4" xml:id="id4" draw:id="id4" draw:layer="layout" svg:width="1.549cm" svg:height="0.417cm" svg:x="21.057cm" svg:y="4.073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1.831cm" svg:y1="4.49cm" svg:x2="17.526cm" svg:y2="6.381cm" draw:start-shape="id4" draw:start-glue-point="2" draw:end-shape="id10" draw:end-glue-point="1" svg:d="M21831 4490v1891h-4305" svg:viewBox="0 0 4306 1892">
          <text:p/>
        </draw:connecto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467cm" fo:page-height="18.33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235cm" svg:x="1cm" svg:y="3.155cm"/>
      <draw:page-thumbnail draw:layer="backgroundobjects" svg:width="8.999cm" svg:height="6.235cm" svg:x="1cm" svg:y="11.731cm"/>
      <draw:page-thumbnail draw:layer="backgroundobjects" svg:width="8.999cm" svg:height="6.235cm" svg:x="1cm" svg:y="20.307cm"/>
      <draw:page-thumbnail draw:layer="backgroundobjects" svg:width="8.999cm" svg:height="6.235cm" svg:x="11cm" svg:y="3.155cm"/>
      <draw:page-thumbnail draw:layer="backgroundobjects" svg:width="8.999cm" svg:height="6.235cm" svg:x="11cm" svg:y="11.731cm"/>
      <draw:page-thumbnail draw:layer="backgroundobjects" svg:width="8.999cm" svg:height="6.235cm" svg:x="11cm" svg:y="20.307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1-07-20T13:17:27.853672134</meta:creation-date>
    <dc:date>2021-07-20T20:42:43.113039736</dc:date>
    <dc:creator>Lubos Polerecky</dc:creator>
    <meta:editing-duration>PT6H3M13S</meta:editing-duration>
    <meta:editing-cycles>15</meta:editing-cycles>
    <meta:generator>LibreOffice/6.4.6.2$Linux_X86_64 LibreOffice_project/0ce51a4fd21bff07a5c061082cc82c5ed232f115</meta:generator>
    <meta:document-statistic meta:object-count="47"/>
  </office:meta>
</office:document-meta>
</file>